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Brother 1816" svg:font-family="'Brother 1816', sans-serif"/>
    <style:font-face style:name="Cantarell Extra Bold" svg:font-family="'Cantarell Extra Bol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erif"/>
    <style:font-face style:name="Open Sans1" svg:font-family="'Open Sans', sans-serif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Heading_20_2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fo:font-style="normal" fo:font-weight="normal" officeooo:rsid="00034af5" officeooo:paragraph-rsid="00034af5" style:font-size-asian="12pt" style:font-size-complex="12pt"/>
    </style:style>
    <style:style style:name="P2" style:family="paragraph" style:parent-style-name="Heading_20_2" style:list-style-name="L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fo:font-style="normal" fo:font-weight="normal" officeooo:rsid="00034af5" officeooo:paragraph-rsid="0005466e" style:font-size-asian="12pt" style:font-size-complex="12pt"/>
    </style:style>
    <style:style style:name="P3" style:family="paragraph" style:parent-style-name="Heading_20_2" style:list-style-name="L2">
      <style:paragraph-properties fo:margin-left="0in" fo:margin-right="0in" fo:orphans="2" fo:widows="2" fo:text-indent="0in" style:auto-text-indent="false"/>
      <style:text-properties officeooo:paragraph-rsid="00034af5"/>
    </style:style>
    <style:style style:name="P4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fo:font-style="normal" fo:font-weight="bold" officeooo:rsid="00034af5" officeooo:paragraph-rsid="00034af5" style:font-size-asian="12pt" style:font-weight-asian="bold" style:font-size-complex="12pt" style:font-weight-complex="bold"/>
    </style:style>
    <style:style style:name="P5" style:family="paragraph" style:parent-style-name="Heading_20_3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fo:font-variant="normal" fo:text-transform="none" fo:color="#000000" loext:opacity="100%" style:font-name="Bitstream Vera Sans1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fo:font-style="normal" fo:font-weight="bold" officeooo:rsid="00034af5" officeooo:paragraph-rsid="00034af5" style:font-size-asian="12pt" style:font-weight-asian="bold" style:font-size-complex="12pt" style:font-weight-complex="bold"/>
    </style:style>
    <style:style style:name="P7" style:family="paragraph" style:parent-style-name="Heading_20_4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fo:font-variant="normal" fo:text-transform="none" fo:color="#000000" loext:opacity="100%" style:font-name="Bitstream Vera Sans1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034af5" officeooo:paragraph-rsid="00034af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rsid="0003eb39" officeooo:paragraph-rsid="0003eb39"/>
    </style:style>
    <style:style style:name="P10" style:family="paragraph" style:parent-style-name="Standard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officeooo:rsid="00034af5" officeooo:paragraph-rsid="00034af5" style:font-size-asian="12pt" style:font-size-complex="12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fo:font-style="normal" fo:font-weight="normal" officeooo:rsid="00034af5" officeooo:paragraph-rsid="00034af5" style:font-size-asian="12pt" style:font-size-complex="12pt"/>
    </style:style>
    <style:style style:name="P12" style:family="paragraph" style:parent-style-name="Standard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fo:font-style="normal" fo:font-weight="normal" officeooo:rsid="00034af5" officeooo:paragraph-rsid="00034af5" style:font-size-asian="12pt" style:font-size-complex="12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6.5pt" fo:letter-spacing="normal" fo:font-style="normal" fo:font-weight="bold" officeooo:rsid="00034af5" officeooo:paragraph-rsid="00034af5" style:font-weight-asian="bold" style:font-weight-complex="bold"/>
    </style:style>
    <style:style style:name="P14" style:family="paragraph" style:parent-style-name="Standard">
      <style:text-properties fo:color="#000000" loext:opacity="100%" style:font-name="Cantarell Extra 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ntarell Extra Bold" fo:font-size="13pt" officeooo:rsid="0005466e" officeooo:paragraph-rsid="0005466e" style:font-size-asian="13pt" style:font-size-complex="13pt"/>
    </style:style>
    <style:style style:name="P16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color="#000000" loext:opacity="100%" style:font-name="Bitstream Vera Sans1" officeooo:rsid="00034af5" officeooo:paragraph-rsid="00034af5"/>
    </style:style>
    <style:style style:name="P17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color="#000000" loext:opacity="100%" style:font-name="Bitstream Vera Sans1" officeooo:paragraph-rsid="00047129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Bitstream Vera Sans1" fo:font-size="12pt" officeooo:rsid="00034af5" officeooo:paragraph-rsid="00034af5" style:font-size-asian="12pt" style:font-size-complex="12pt"/>
    </style:style>
    <style:style style:name="P19" style:family="paragraph" style:parent-style-name="Standard">
      <style:text-properties style:font-name="Bitstream Vera Sans1" fo:font-weight="bold" style:font-weight-asian="bold" style:font-weight-complex="bold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style:font-name="Bitstream Vera Sans1" fo:font-weight="bold" officeooo:rsid="00034af5" officeooo:paragraph-rsid="00034af5" style:font-weight-asian="bold" style:font-weight-complex="bold"/>
    </style:style>
    <style:style style:name="P21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Bitstream Vera Sans1" fo:font-size="12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Bitstream Vera Sans1" fo:font-size="12pt" fo:letter-spacing="normal" fo:font-style="normal" fo:font-weight="normal" officeooo:rsid="00034af5" officeooo:paragraph-rsid="00034af5" style:font-size-asian="12pt" style:font-size-complex="12pt"/>
    </style:style>
    <style:style style:name="P23" style:family="paragraph" style:parent-style-name="Text_20_body">
      <style:paragraph-properties fo:margin-left="0in" fo:margin-right="0in" fo:margin-top="0in" fo:margin-bottom="0.1563in" style:contextual-spacing="false" fo:line-height="160%" fo:orphans="2" fo:widows="2" fo:text-indent="0in" style:auto-text-indent="false" fo:padding="0in" fo:border="none"/>
      <style:text-properties fo:font-variant="normal" fo:text-transform="none" fo:color="#000000" loext:opacity="100%" style:font-name="Bitstream Vera Sans1" fo:font-size="12pt" fo:letter-spacing="normal" fo:font-style="normal" fo:font-weight="normal" officeooo:paragraph-rsid="0005466e" style:font-size-asian="12pt" style:font-size-complex="12pt"/>
    </style:style>
    <style:style style:name="P24" style:family="paragraph" style:parent-style-name="Text_20_body">
      <style:paragraph-properties fo:margin-left="0in" fo:margin-right="0in" fo:margin-top="0in" fo:margin-bottom="0.1563in" style:contextual-spacing="false" fo:line-height="160%" fo:orphans="2" fo:widows="2" fo:text-indent="0in" style:auto-text-indent="false" fo:padding="0in" fo:border="none"/>
      <style:text-properties fo:font-variant="normal" fo:text-transform="none" fo:color="#000000" loext:opacity="100%" style:font-name="Bitstream Vera Sans1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34af5"/>
    </style:style>
    <style:style style:name="T1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loext:opacity="100%" fo:letter-spacing="normal" fo:font-style="normal" fo:font-weight="normal"/>
    </style:style>
    <style:style style:name="T3" style:family="text">
      <style:text-properties fo:font-variant="normal" fo:text-transform="none" fo:color="#202124" loext:opacity="100%" fo:font-size="12pt" fo:letter-spacing="normal" fo:font-style="normal"/>
    </style:style>
    <style:style style:name="T4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 officeooo:rsid="00034af5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Bitstream Vera Sans1" fo:font-size="12pt" fo:letter-spacing="normal" fo:font-style="normal" fo:font-weight="normal" officeooo:rsid="00034af5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Bitstream Vera Sans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Bitstream Vera Sans1" fo:font-size="12pt" fo:letter-spacing="normal" fo:font-style="normal" fo:font-weight="normal" officeooo:rsid="00034af5" style:font-size-asian="12pt" style:font-size-complex="12pt"/>
    </style:style>
    <style:style style:name="T11" style:family="text">
      <style:text-properties fo:color="#202124" loext:opacity="100%"/>
    </style:style>
    <style:style style:name="T12" style:family="text">
      <style:text-properties fo:color="#202124" loext:opacity="100%" style:font-name="arial" fo:font-size="12pt"/>
    </style:style>
    <style:style style:name="T13" style:family="text">
      <style:text-properties fo:color="#202124" loext:opacity="100%" style:font-name="arial" fo:font-size="12pt" officeooo:rsid="0005466e"/>
    </style:style>
    <style:style style:name="T14" style:family="text">
      <style:text-properties fo:color="#202124" loext:opacity="100%" fo:font-size="12pt"/>
    </style:style>
    <style:style style:name="T15" style:family="text">
      <style:text-properties fo:color="#202124" loext:opacity="100%" fo:font-size="12pt" officeooo:rsid="0005466e"/>
    </style:style>
    <style:style style:name="T16" style:family="text">
      <style:text-properties fo:color="#202124" loext:opacity="100%" officeooo:rsid="0005466e"/>
    </style:style>
    <style:style style:name="T17" style:family="text">
      <style:text-properties style:font-name="arial" fo:font-size="12pt"/>
    </style:style>
    <style:style style:name="T18" style:family="text">
      <style:text-properties fo:font-size="12pt"/>
    </style:style>
    <style:style style:name="T19" style:family="text">
      <style:text-properties fo:font-style="normal" fo:font-weight="normal"/>
    </style:style>
    <style:style style:name="T20" style:family="text">
      <style:text-properties fo:color="#495460" loext:opacity="100%"/>
    </style:style>
    <style:style style:name="T21" style:family="text">
      <style:text-properties fo:color="#495460" loext:opacity="100%" fo:font-size="16.5pt"/>
    </style:style>
    <style:style style:name="T22" style:family="text">
      <style:text-properties fo:color="#0098d0" loext:opacity="100%" style:text-underline-style="solid" style:text-underline-width="auto" style:text-underline-color="font-color" fo:background-color="#ffffff" loext:char-shading-value="0"/>
    </style:style>
    <style:style style:name="T23" style:family="text">
      <style:text-properties fo:color="#0098d0" loext:opacity="100%" style:text-underline-style="solid" style:text-underline-width="auto" style:text-underline-color="font-color" officeooo:rsid="0005466e" fo:background-color="#ffffff" loext:char-shading-value="0"/>
    </style:style>
    <style:style style:name="T24" style:family="text">
      <style:text-properties officeooo:rsid="0005466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CII/00825/2019</text:p>
      <text:p text:style-name="P15">MICHAEL ORINA</text:p>
      <text:p text:style-name="P15">IT</text:p>
      <text:p text:style-name="P15">NETWORK DESIGN INSTALLATION CONFIGURATION</text:p>
      <text:p text:style-name="P14"/>
      <text:p text:style-name="P14"/>
      <text:p text:style-name="P14"/>
      <text:p text:style-name="P14"/>
      <text:p text:style-name="P14">TASK 2</text:p>
      <text:p text:style-name="P14"/>
      <text:p text:style-name="P19">1. Based on the design requirements what specifications for network devices and transmission media can you recommend for this network</text:p>
      <text:p text:style-name="P19"/>
      <text:list xml:id="list209644004" text:style-name="L1">
        <text:list-item>
          <text:p text:style-name="P16"><text:span text:style-name="T5">Routers to connect around the city businesses and the internet.</text:span></text:p>
        </text:list-item>
        <text:list-item>
          <text:p text:style-name="P17"><text:span text:style-name="T5">Fiber optic </text:span><text:span text:style-name="T6">because </text:span><text:span text:style-name="T5">cables have greater transmission speed, high <text:s text:c="5"/>bandwidth, and the signal can travel longer distances when compared to coaxial and twisted pair cables </text:span><text:span text:style-name="T6">to run around the city</text:span></text:p>
        </text:list-item>
        <text:list-item>
          <text:p text:style-name="P16"><text:span text:style-name="T5">Coaxial cables to connect homes from the main line fiber optic cable</text:span></text:p>
        </text:list-item>
        <text:list-item>
          <text:p text:style-name="P16"><text:span text:style-name="T5">Modems to connect in homes</text:span></text:p>
        </text:list-item>
        <text:list-item>
          <text:p text:style-name="P16"><text:span text:style-name="T5">Switches</text:span></text:p>
        </text:list-item>
        <text:list-item>
          <text:p text:style-name="P16"><text:span text:style-name="T5">UTP cables</text:span></text:p>
        </text:list-item>
      </text:list>
      <text:p text:style-name="P8"><text:span text:style-name="T1"/></text:p>
      <text:p text:style-name="P20"><text:span text:style-name="T3">2. As a network consultant draw the network diagram / model for this network showing all the interconnections</text:span></text:p>
      <text:p text:style-name="P20"><text:span text:style-name="T3"/></text:p>
      <text:p text:style-name="P9"><text:span text:style-name="T1">The model is done in the espn as kfn net.topo</text:span></text:p>
      <text:p text:style-name="P9"><text:span text:style-name="T1"/></text:p>
      <text:p text:style-name="P20"><text:span text:style-name="T3">2. What recommendations can you give to improve on the overall performance of this network?</text:span></text:p>
      <text:list xml:id="list3056813480" text:style-name="L2">
        <text:list-item>
          <text:list>
            <text:list-item>
              <text:h text:style-name="P3" text:outline-level="2"><text:span text:style-name="T8">Go For the Virtual Local Area Networks (VLANs)</text:span></text:h>
            </text:list-item>
          </text:list>
          <text:p text:style-name="P21"><text:s text:c="2"/><text:tab/>A VLAN creates its broadcasting domain by splitting a physical network that is in existence into numerous logical networks. Thereby ensuring that through a group of devices is located on different LAN segments, they communicate as if they are on the same wire.</text:p>
          <text:list text:continue-numbering="true">
            <text:list-header>
              <text:h text:style-name="P1" text:outline-level="2"><text:span text:style-name="T10"/></text:h>
            </text:list-header>
            <text:list-item>
              <text:h text:style-name="P1" text:outline-level="2">Provide a Different Network for Guests</text:h>
            </text:list-item>
          </text:list>
        </text:list-item>
      </text:list>
      <text:p text:style-name="P26"><text:span text:style-name="T10"/></text:p>
      <text:list xml:id="list124503673256478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25"><text:span text:style-name="T9">Having too many users on a network can be likened to having too many vehicles on a road, the chances of having a traffic jam will be higher, and with a traffic jam, all the vehicles on the road will tend to move slowly – both the joyriders and those that have emergency tasks to accomplish. </text:span></text:p>
                    </text:list-header>
                  </text:list>
                </text:list-item>
              </text:list>
            </text:list-item>
            <text:list-item>
              <text:h text:style-name="P1" text:outline-level="2">Data Compression</text:h>
            </text:list-item>
          </text:list>
          <text:p text:style-name="P10"><text:span text:style-name="T19"/></text:p>
          <text:p text:style-name="P10"><text:soft-page-break/><text:span text:style-name="T19">Compression algorithms can be used to reduce the size of files being transmitted within a network, invariably increasing the network speed significantly.</text:span></text:p>
          <text:list text:continue-numbering="true">
            <text:list-header>
              <text:h text:style-name="P1" text:outline-level="2"><text:span text:style-name="T7"/></text:h>
            </text:list-header>
            <text:list-item>
              <text:h text:style-name="P1" text:outline-level="2">Do the Necessary Updates and Upgrades</text:h>
            </text:list-item>
          </text:list>
          <text:p text:style-name="P12"><text:span text:style-name="T7"/></text:p>
          <text:p text:style-name="P12">In essence, for a network to function optimally, all component software and firmware involved will need to be updated as new updates are rolled out</text:p>
        </text:list-item>
      </text:list>
      <text:list xml:id="list2524847194" text:style-name="L3">
        <text:list-item>
          <text:list>
            <text:list-item>
              <text:h text:style-name="P2" text:outline-level="2">Monitoring Tools</text:h>
            </text:list-item>
          </text:list>
          <text:h text:style-name="P2" text:outline-level="2"><text:span text:style-name="T24">They </text:span>provide detailed insight and analysis on the causes of network errors and where they are located, thereby eliminating the downtime experienced while trying to find the source of errors.</text:h>
        </text:list-item>
      </text:list>
      <text:p text:style-name="P13"><text:span text:style-name="T18">3. With the help of an example explain the remote access configurations you can do for both routers and switches for this network</text:span></text:p>
      <text:p text:style-name="P13"><text:span text:style-name="T18"/></text:p>
      <text:h text:style-name="P6" text:outline-level="4">On the routers</text:h>
      <text:p text:style-name="P23">(i) Configure interfaces</text:p>
      <text:p text:style-name="P24">(ii) Advertise networks using eigrp</text:p>
      <text:h text:style-name="P7" text:outline-level="4">On the switch</text:h>
      <text:p text:style-name="P24">(i) Configure an IP address for the management interface</text:p>
      <text:p text:style-name="P24">(ii) Assign the switch a default gateway</text:p>
      <text:p text:style-name="P24">(iii) Configure enable secret password</text:p>
      <text:p text:style-name="P24">(iv) Configure ssh</text:p>
      <text:h text:style-name="P6" text:outline-level="4">On the PCs</text:h>
      <text:p text:style-name="P24">(i) Assign IP addresses, subnetmask and default gateways.</text:p>
      <text:h text:style-name="P5" text:outline-level="3">Implementation.</text:h>
      <text:h text:style-name="P4" text:outline-level="3">Configuration commands on Router1</text:h>
      <text:p text:style-name="P24">Router1(config)#interface Serial0/3/0</text:p>
      <text:p text:style-name="P24">Router1(config-if)#ip address 192.168.1.1 255.255.255.0</text:p>
      <text:p text:style-name="P24">Router1(config-if)#clock rate 64000</text:p>
      <text:p text:style-name="P24"><text:soft-page-break/>Router1(config-if)#no shut</text:p>
      <text:p text:style-name="P24">Router1(config-if)#int f0/0</text:p>
      <text:p text:style-name="P24">Router1(config-if)#ip add 192.168.0.1 255.255.255.0</text:p>
      <text:p text:style-name="P22">Router1(config-if)#no shut</text:p>
      <text:p text:style-name="P24">Router1(config-if)#exit</text:p>
      <text:p text:style-name="P24">Router1(config)#</text:p>
      <text:p text:style-name="P24">Router1(config)#router eigrp 1</text:p>
      <text:p text:style-name="P24">Router1(config-router)#network 192.168.0.0</text:p>
      <text:p text:style-name="P24">Router1(config-router)#network 192.168.1.0</text:p>
      <text:p text:style-name="P24">Router1(config-router)#no auto-summary</text:p>
      <text:p text:style-name="P24">Router1(config-router)#exit</text:p>
      <text:p text:style-name="P24">Router1(config)#exit</text:p>
      <text:p text:style-name="P24">Router1#copy run start</text:p>
      <text:h text:style-name="P4" text:outline-level="3">Configuration commands on the switch</text:h>
      <text:p text:style-name="P24">Switch#conf t</text:p>
      <text:p text:style-name="P24">Switch(config)#int vlan 1</text:p>
      <text:p text:style-name="P24">Switch(config-if)#ip add 192.168.2.2 255.255.255.0</text:p>
      <text:p text:style-name="P24">Switch(config-if)#no shut</text:p>
      <text:p text:style-name="P24">Switch(config)#ip default-gateway 192.168.2.1</text:p>
      <text:p text:style-name="P24">Switch(config)#username admin password cisco</text:p>
      <text:p text:style-name="P24">Switch(config)#hostname timigate</text:p>
      <text:p text:style-name="P24">timigate(config)#ip dmain-name yourdomain.com</text:p>
      <text:p text:style-name="P22"><text:soft-page-break/>imigate(config)#crypto key generate rsa</text:p>
      <text:p text:style-name="P24">timigate(config)#ip ssh authentication 3</text:p>
      <text:p text:style-name="P24">timigate(config)#ip ssh time-out 30</text:p>
      <text:p text:style-name="P24">timigate(config)#line vty 0 4</text:p>
      <text:p text:style-name="P24">timigate(config-line)#transport input ssh</text:p>
      <text:p text:style-name="P24">timigate(config-line)#exit</text:p>
      <text:p text:style-name="P24">timigate(config)#exit</text:p>
      <text:p text:style-name="P24">timigate#copy run start</text:p>
      <text:p text:style-name="P11"/>
      <text:p text:style-name="P1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Brother 1816" svg:font-family="'Brother 1816', sans-serif"/>
    <style:font-face style:name="Cantarell Extra Bold" svg:font-family="'Cantarell Extra Bol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erif"/>
    <style:font-face style:name="Open Sans1" svg:font-family="'Open Sans', sans-serif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2:08:37.614737067</meta:creation-date>
    <dc:date>2021-12-17T12:45:02.389606920</dc:date>
    <meta:editing-duration>PT5M44S</meta:editing-duration>
    <meta:editing-cycles>1</meta:editing-cycles>
    <meta:document-statistic meta:table-count="0" meta:image-count="0" meta:object-count="0" meta:page-count="4" meta:paragraph-count="75" meta:word-count="516" meta:character-count="3610" meta:non-whitespace-character-count="3175"/>
    <meta:generator>LibreOffice/7.2.2.2$Linux_X86_64 LibreOffice_project/20$Build-2</meta:generator>
  </office:meta>
</office:document-meta>
</file>